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0c1" officeooo:paragraph-rsid="000b50c1"/>
    </style:style>
    <style:style style:name="P2" style:family="paragraph" style:parent-style-name="Standard">
      <style:text-properties officeooo:rsid="000bf503" officeooo:paragraph-rsid="000bf503"/>
    </style:style>
    <style:style style:name="P3" style:family="paragraph" style:parent-style-name="Preformatted_20_Text">
      <style:text-properties officeooo:rsid="000bf503" officeooo:paragraph-rsid="000bf503"/>
    </style:style>
    <style:style style:name="P4" style:family="paragraph" style:parent-style-name="Preformatted_20_Text">
      <style:text-properties officeooo:rsid="000bf503" officeooo:paragraph-rsid="0013a5a9"/>
    </style:style>
    <style:style style:name="P5" style:family="paragraph" style:parent-style-name="Preformatted_20_Text">
      <style:text-properties officeooo:rsid="000bf503" officeooo:paragraph-rsid="00254024"/>
    </style:style>
    <style:style style:name="P6" style:family="paragraph" style:parent-style-name="Preformatted_20_Text">
      <style:text-properties officeooo:paragraph-rsid="000bf503"/>
    </style:style>
    <style:style style:name="P7" style:family="paragraph" style:parent-style-name="Preformatted_20_Text">
      <style:text-properties officeooo:paragraph-rsid="000ea343"/>
    </style:style>
    <style:style style:name="P8" style:family="paragraph" style:parent-style-name="Preformatted_20_Text">
      <style:text-properties officeooo:paragraph-rsid="0013a5a9"/>
    </style:style>
    <style:style style:name="T1" style:family="text">
      <style:text-properties officeooo:rsid="000bf503"/>
    </style:style>
    <style:style style:name="T2" style:family="text">
      <style:text-properties officeooo:rsid="000ea343"/>
    </style:style>
    <style:style style:name="T3" style:family="text">
      <style:text-properties officeooo:rsid="0013a5a9"/>
    </style:style>
    <style:style style:name="T4" style:family="text">
      <style:text-properties officeooo:rsid="00254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gedit /etc/sysctl.conf</text:p>
      <text:p text:style-name="P1">sudo sysctl -p</text:p>
      <text:p text:style-name="P2">sudo apt install vim</text:p>
      <text:p text:style-name="P2">sudo apt install git</text:p>
      <text:p text:style-name="P3">sudo add-apt-repository ppa:ondrej/php</text:p>
      <text:p text:style-name="P3">sudo apt-get update</text:p>
      <text:p text:style-name="P3">sudo apt-get install php7.3</text:p>
      <text:p text:style-name="P3">sudo apt install php7.3-cli php7.3-fpm php7.3-json php7.3-pdo php7.3-mysql php7.3-zip php7.3-gd <text:s/>php7.3-mbstring php7.3-curl php7.3-xml php7.3-bcmath php7.3-json</text:p>
      <text:p text:style-name="P6"><text:span text:style-name="Source_20_Text"><text:span text:style-name="T1">sudo apt-get update</text:span></text:span></text:p>
      <text:p text:style-name="P7"><text:span text:style-name="Source_20_Text"><text:span text:style-name="T2">sudo apt-get install curl</text:span></text:span></text:p>
      <text:p text:style-name="P7"><text:span text:style-name="Source_20_Text"><text:span text:style-name="T2">sudo curl -s https://getcomposer.org/installer | php</text:span></text:span></text:p>
      <text:p text:style-name="P7"><text:span text:style-name="Source_20_Text"><text:span text:style-name="T2">sudo mv composer.phar /usr/local/bin/composer</text:span></text:span></text:p>
      <text:p text:style-name="P7"><text:span text:style-name="Source_20_Text">composer</text:span></text:p>
      <text:p text:style-name="P7"><text:span text:style-name="Source_20_Text"/></text:p>
      <text:p text:style-name="P4"><text:span text:style-name="Source_20_Text">sudo apt-get update</text:span></text:p>
      <text:p text:style-name="P4"><text:span text:style-name="Source_20_Text">curl -fsSL https://download.docker.com/linux/ubuntu/gpg | sudo apt-key add -</text:span></text:p>
      <text:p text:style-name="P4"><text:span text:style-name="Source_20_Text">sudo add-apt-repository "deb [arch=amd64] https://download.docker.com/linux/ubuntu $(lsb_release -cs) stable"</text:span></text:p>
      <text:p text:style-name="P4"><text:span text:style-name="Source_20_Text">sudo apt-get update</text:span></text:p>
      <text:p text:style-name="P8"><text:span text:style-name="Source_20_Text"><text:span text:style-name="T3">sudo </text:span></text:span><text:span text:style-name="Source_20_Text">apt-cache policy docker-ce</text:span></text:p>
      <text:p text:style-name="P4"><text:span text:style-name="Source_20_Text">sudo apt-get install -y docker-ce</text:span></text:p>
      <text:p text:style-name="P4"><text:span text:style-name="Source_20_Text">sudo systemctl status docker</text:span></text:p>
      <text:p text:style-name="P4"><text:span text:style-name="Source_20_Text">sudo addgroup --system docker</text:span></text:p>
      <text:p text:style-name="P4"><text:span text:style-name="Source_20_Text">sudo adduser &lt;username&gt; docker</text:span></text:p>
      <text:p text:style-name="P4"><text:span text:style-name="Source_20_Text">newgrp docker</text:span></text:p>
      <text:p text:style-name="P4"><text:span text:style-name="Source_20_Text">sudo curl -L https://github.com/docker/compose/releases/download/1.18.0/docker-compose-`uname -s`-`uname -m` -o /usr/local/bin/docker-compose</text:span></text:p>
      <text:p text:style-name="P4"><text:span text:style-name="Source_20_Text">sudo chmod +x /usr/local/bin/docker-compose</text:span></text:p>
      <text:p text:style-name="P4"><text:span text:style-name="Source_20_Text">docker-compose –version</text:span></text:p>
      <text:p text:style-name="P4"><text:span text:style-name="Source_20_Text">curl -sL https://deb.nodesource.com/setup_12.x | sudo -E bash -</text:span></text:p>
      <text:p text:style-name="P4"><text:span text:style-name="Source_20_Text">sudo apt-get install nodejs</text:span></text:p>
      <text:p text:style-name="P4"><text:span text:style-name="Source_20_Text">sudo dpkg --add-architecture i386</text:span></text:p>
      <text:p text:style-name="P4"><text:span text:style-name="Source_20_Text">wget -qO - https://dl.winehq.org/wine-builds/winehq.key | sudo apt-key add -</text:span></text:p>
      <text:p text:style-name="P4"><text:span text:style-name="Source_20_Text">sudo apt-add-repository 'deb https://dl.winehq.org/wine-builds/ubuntu/ xenial main'</text:span></text:p>
      <text:p text:style-name="P4"><text:span text:style-name="Source_20_Text">sudo apt-get update</text:span></text:p>
      <text:p text:style-name="P4"><text:span text:style-name="Source_20_Text">sudo apt-get install --install-recommends winehq-stable</text:span></text:p>
      <text:p text:style-name="P4"><text:span text:style-name="Source_20_Text"/></text:p>
      <text:p text:style-name="P4"><text:span text:style-name="Source_20_Text">wine –version</text:span></text:p>
      <text:p text:style-name="P4"><text:span text:style-name="Source_20_Text"/></text:p>
      <text:p text:style-name="P5"><text:span text:style-name="Source_20_Text"><text:span text:style-name="T4">sudo apt-get install ibus-unikey</text:span></text:span></text:p>
      <text:p text:style-name="P5"><text:span text:style-name="Source_20_Text"><text:span text:style-name="T4">ibus restart</text:span></text:span></text:p>
      <text:p text:style-name="P4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8:15:50.837138587</meta:creation-date>
    <dc:date>2019-08-17T13:16:53.264251362</dc:date>
    <meta:editing-duration>PT29M4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166" meta:character-count="1482" meta:non-whitespace-character-count="1354"/>
  </office:meta>
</office:document-meta>
</file>